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bd8c" officeooo:paragraph-rsid="001db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name: [USER_NAME]</text:p>
      <text:p text:style-name="P1"/>
      <text:p text:style-name="P1">Address: [ADDRES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6:05:37.950994785</meta:creation-date>
    <dc:date>2018-11-09T16:08:00.780623325</dc:date>
    <meta:editing-duration>PT2M23S</meta:editing-duration>
    <meta:editing-cycles>1</meta:editing-cycles>
    <meta:document-statistic meta:table-count="0" meta:image-count="0" meta:object-count="0" meta:page-count="1" meta:paragraph-count="2" meta:word-count="4" meta:character-count="39" meta:non-whitespace-character-count="37"/>
    <meta:generator>LibreOffice/6.0.6.2$Linux_X86_64 LibreOffice_project/00m0$Build-2</meta:generator>
  </office:meta>
</office:document-meta>
</file>